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rl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7"/>
          <table:table-cell office:value-type="string" calcext:value-type="string">
            <text:p>סיכום</text:p>
          </table:table-cell>
        </table:table-row>
        <table:table-row table:style-name="ro1">
          <table:table-cell office:value-type="string" calcext:value-type="string">
            <text:p>הריסה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4"/>
          <table:table-cell table:formula="of:=[.C2]"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בניה</text:p>
          </table:table-cell>
          <table:table-cell office:value-type="string" calcext:value-type="string">
            <text:p>תוספות בניה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  <table:table-cell table:formula="of:=SUM([.C4:.C7])" office:value-type="float" office:value="181000" calcext:value-type="float">
            <text:p>181000</text:p>
          </table:table-cell>
        </table:table-row>
        <table:table-row table:style-name="ro1">
          <table:table-cell/>
          <table:table-cell office:value-type="string" calcext:value-type="string">
            <text:p>קירות פנים</text:p>
          </table:table-cell>
          <table:table-cell table:formula="of:=[.D4]*450" office:value-type="float" office:value="45000" calcext:value-type="float">
            <text:p>450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הזזת תקרה</text:p>
          </table:table-cell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ממד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גג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סביבה</text:p>
          </table:table-cell>
          <table:table-cell office:value-type="string" calcext:value-type="string">
            <text:p>חניות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table:formula="of:=SUM([.C8:.C10])" office:value-type="float" office:value="45000" calcext:value-type="float">
            <text:p>45000</text:p>
          </table:table-cell>
        </table:table-row>
        <table:table-row table:style-name="ro1">
          <table:table-cell/>
          <table:table-cell office:value-type="string" calcext:value-type="string">
            <text:p>בניית פודסט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בניית כניסה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עבודה</text:p>
          </table:table-cell>
          <table:table-cell office:value-type="string" calcext:value-type="string">
            <text:p>חומ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חיפויים</text:p>
          </table:table-cell>
          <table:table-cell office:value-type="string" calcext:value-type="string">
            <text:p>אמבטיות</text:p>
          </table:table-cell>
          <table:table-cell table:formula="of:=([.D11]+[.E11])*[.F11]" office:value-type="float" office:value="24000" calcext:value-type="float">
            <text:p>240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M([.C11:.C16])" office:value-type="float" office:value="221000" calcext:value-type="float">
            <text:p>221000</text:p>
          </table:table-cell>
        </table:table-row>
        <table:table-row table:style-name="ro1">
          <table:table-cell/>
          <table:table-cell office:value-type="string" calcext:value-type="string">
            <text:p><text:s/>רצפה 1</text:p>
          </table:table-cell>
          <table:table-cell table:formula="of:=([.D12]+[.E12])*[.F12]" office:value-type="float" office:value="33000" calcext:value-type="float">
            <text:p>330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רצפה 2</text:p>
          </table:table-cell>
          <table:table-cell table:formula="of:=([.D13]+[.E13])*[.F13]" office:value-type="float" office:value="12000" calcext:value-type="float">
            <text:p>1200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חוץ</text:p>
          </table:table-cell>
          <table:table-cell table:formula="of:=([.D14]+[.E14])*[.F14]" office:value-type="float" office:value="32000" calcext:value-type="float">
            <text:p>320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טיח חוץ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צביעה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דלתות</text:p>
          </table:table-cell>
          <table:table-cell office:value-type="string" calcext:value-type="string">
            <text:p>כניסה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table:formula="of:=SUM([.C17:.C20])" office:value-type="float" office:value="33000" calcext:value-type="float">
            <text:p>33000</text:p>
          </table:table-cell>
        </table:table-row>
        <table:table-row table:style-name="ro2">
          <table:table-cell/>
          <table:table-cell office:value-type="string" calcext:value-type="string">
            <text:p>8 פנים</text:p>
          </table:table-cell>
          <table:table-cell table:formula="of:=[.D18]*[.E18]"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דלת למרפסת שירות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תריס</text:p>
          </table:table-cell>
          <table:table-cell office:value-type="string" calcext:value-type="string">
            <text:p>סורגים</text:p>
          </table:table-cell>
          <table:table-cell office:value-type="string" calcext:value-type="string">
            <text:p>חלון</text:p>
          </table:table-cell>
          <table:table-cell office:value-type="string" calcext:value-type="string">
            <text:p>גודל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ממ”ד וכו</text:p>
          </table:table-cell>
          <table:table-cell office:value-type="float" office:value="8000" calcext:value-type="float">
            <text:p>800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מחיר למר</text:p>
          </table:table-cell>
          <table:table-cell/>
        </table:table-row>
        <table:table-row table:style-name="ro1">
          <table:table-cell office:value-type="string" calcext:value-type="string">
            <text:p>חלונות</text:p>
          </table:table-cell>
          <table:table-cell office:value-type="string" calcext:value-type="string">
            <text:p>ויטרינה סלון</text:p>
          </table:table-cell>
          <table:table-cell/>
          <table:table-cell table:formula="of:=[.$D$20]*[.G21]" office:value-type="float" office:value="12000" calcext:value-type="float">
            <text:p>12000</text:p>
          </table:table-cell>
          <table:table-cell/>
          <table:table-cell table:formula="of:=[.$F$20]*[.G21]" office:value-type="float" office:value="12000" calcext:value-type="float">
            <text:p>12000</text:p>
          </table:table-cell>
          <table:table-cell office:value-type="float" office:value="15" calcext:value-type="float">
            <text:p>15</text:p>
          </table:table-cell>
          <table:table-cell table:formula="of:=SUM([.C21:.F33])" office:value-type="float" office:value="136600" calcext:value-type="float">
            <text:p>136600</text:p>
          </table:table-cell>
        </table:table-row>
        <table:table-row table:style-name="ro2">
          <table:table-cell/>
          <table:table-cell office:value-type="string" calcext:value-type="string">
            <text:p>2 יציאות מהסלון לגינה</text:p>
          </table:table-cell>
          <table:table-cell/>
          <table:table-cell table:formula="of:=[.$D$20]*[.G22]" office:value-type="float" office:value="3200" calcext:value-type="float">
            <text:p>3200</text:p>
          </table:table-cell>
          <table:table-cell/>
          <table:table-cell table:formula="of:=[.$F$20]*[.G22]"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חלון סלון</text:p>
          </table:table-cell>
          <table:table-cell/>
          <table:table-cell table:formula="of:=[.$D$20]*[.G23]" office:value-type="float" office:value="3200" calcext:value-type="float">
            <text:p>3200</text:p>
          </table:table-cell>
          <table:table-cell/>
          <table:table-cell table:formula="of:=[.$F$20]*[.G23]"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חלון מטבח</text:p>
          </table:table-cell>
          <table:table-cell/>
          <table:table-cell table:formula="of:=[.$D$20]*[.G24]" office:value-type="float" office:value="1600" calcext:value-type="float">
            <text:p>1600</text:p>
          </table:table-cell>
          <table:table-cell/>
          <table:table-cell table:formula="of:=[.$F$20]*[.G24]"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חלון שירותי אוחרים</text:p>
          </table:table-cell>
          <table:table-cell table:number-columns-repeated="3"/>
          <table:table-cell table:formula="of:=[.$F$20]*[.G25]"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חלון מלתחה</text:p>
          </table:table-cell>
          <table:table-cell table:number-columns-repeated="3"/>
          <table:table-cell table:formula="of:=[.$F$20]*[.G26]" office:value-type="float" office:value="1200" calcext:value-type="float">
            <text:p>120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חלון פינת אוכל</text:p>
          </table:table-cell>
          <table:table-cell/>
          <table:table-cell table:formula="of:=[.$D$20]*[.G27]" office:value-type="float" office:value="4000" calcext:value-type="float">
            <text:p>4000</text:p>
          </table:table-cell>
          <table:table-cell/>
          <table:table-cell table:formula="of:=[.$F$20]*[.G27]"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 חלונות ח שינה</text:p>
          </table:table-cell>
          <table:table-cell/>
          <table:table-cell table:formula="of:=[.$D$20]*[.G28]" office:value-type="float" office:value="12800" calcext:value-type="float">
            <text:p>12800</text:p>
          </table:table-cell>
          <table:table-cell office:value-type="float" office:value="4000" calcext:value-type="float">
            <text:p>4000</text:p>
          </table:table-cell>
          <table:table-cell table:formula="of:=[.$F$20]*[.G28]" office:value-type="float" office:value="12800" calcext:value-type="float">
            <text:p>1280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חלון ח. אורחים</text:p>
          </table:table-cell>
          <table:table-cell/>
          <table:table-cell table:formula="of:=[.$D$20]*[.G29]"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table:formula="of:=[.$F$20]*[.G29]"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ויטרינה ח שינה הורים</text:p>
          </table:table-cell>
          <table:table-cell/>
          <table:table-cell table:formula="of:=[.$D$20]*[.G30]" office:value-type="float" office:value="9600" calcext:value-type="float">
            <text:p>9600</text:p>
          </table:table-cell>
          <table:table-cell office:value-type="float" office:value="6000" calcext:value-type="float">
            <text:p>6000</text:p>
          </table:table-cell>
          <table:table-cell table:formula="of:=[.$F$20]*[.G30]" office:value-type="float" office:value="9600" calcext:value-type="float">
            <text:p>96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חלונות שינה הורים</text:p>
          </table:table-cell>
          <table:table-cell/>
          <table:table-cell table:formula="of:=[.$D$20]*[.G31]" office:value-type="float" office:value="6400" calcext:value-type="float">
            <text:p>6400</text:p>
          </table:table-cell>
          <table:table-cell office:value-type="float" office:value="2000" calcext:value-type="float">
            <text:p>2000</text:p>
          </table:table-cell>
          <table:table-cell table:formula="of:=[.$F$20]*[.G31]"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חלון גג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חשמל</text:p>
          </table:table-cell>
          <table:table-cell office:value-type="string" calcext:value-type="string">
            <text:p>מנורות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  <table:table-cell table:formula="of:=SUM([.C34:.C36])" office:value-type="float" office:value="49000" calcext:value-type="float">
            <text:p>49000</text:p>
          </table:table-cell>
        </table:table-row>
        <table:table-row table:style-name="ro1">
          <table:table-cell/>
          <table:table-cell office:value-type="string" calcext:value-type="string">
            <text:p>נקודות</text:p>
          </table:table-cell>
          <table:table-cell office:value-type="float" office:value="32000" calcext:value-type="float">
            <text:p>32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לוח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מסגרות</text:p>
          </table:table-cell>
          <table:table-cell office:value-type="string" calcext:value-type="string">
            <text:p>שער חניה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table:formula="of:=SUM([.C37:.C40])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string" calcext:value-type="string">
            <text:p>מדרגות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שער כניסה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גד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נגרות</text:p>
          </table:table-cell>
          <table:table-cell office:value-type="string" calcext:value-type="string">
            <text:p>פרגולה</text:p>
          </table:table-cell>
          <table:table-cell office:value-type="float" office:value="8000" calcext:value-type="float">
            <text:p>8000</text:p>
          </table:table-cell>
          <table:table-cell table:number-columns-repeated="4"/>
          <table:table-cell table:formula="of:=SUM([.C41:.C45])" office:value-type="float" office:value="94000" calcext:value-type="float">
            <text:p>94000</text:p>
          </table:table-cell>
        </table:table-row>
        <table:table-row table:style-name="ro1">
          <table:table-cell/>
          <table:table-cell office:value-type="string" calcext:value-type="string">
            <text:p>מטבח</text:p>
          </table:table-cell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ארונות אמבט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חדר ארונות</text:p>
          </table:table-cell>
          <table:table-cell office:value-type="float" office:value="24000" calcext:value-type="float">
            <text:p>240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4 ארונות</text:p>
          </table:table-cell>
          <table:table-cell office:value-type="float" office:value="24000" calcext:value-type="float">
            <text:p>24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שיש </text:p>
          </table:table-cell>
          <table:table-cell office:value-type="string" calcext:value-type="string">
            <text:p>מטבח</text:p>
          </table:table-cell>
          <table:table-cell office:value-type="float" office:value="9000" calcext:value-type="float">
            <text:p>9000</text:p>
          </table:table-cell>
          <table:table-cell table:number-columns-repeated="4"/>
          <table:table-cell table:formula="of:=SUM([.C46:.C47])" office:value-type="float" office:value="16000" calcext:value-type="float">
            <text:p>16000</text:p>
          </table:table-cell>
        </table:table-row>
        <table:table-row table:style-name="ro2">
          <table:table-cell/>
          <table:table-cell office:value-type="string" calcext:value-type="string">
            <text:p>3 אמבט</text:p>
          </table:table-cell>
          <table:table-cell office:value-type="float" office:value="7000" calcext:value-type="float">
            <text:p>7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אינסטלציה</text:p>
          </table:table-cell>
          <table:table-cell office:value-type="string" calcext:value-type="string">
            <text:p>כיור מטבח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3"/>
          <table:table-cell table:formula="of:=SUM([.C48:.D68])" office:value-type="float" office:value="90900" calcext:value-type="float">
            <text:p>90900</text:p>
          </table:table-cell>
        </table:table-row>
        <table:table-row table:style-name="ro2">
          <table:table-cell/>
          <table:table-cell office:value-type="string" calcext:value-type="string">
            <text:p>3 שירותים</text:p>
          </table:table-cell>
          <table:table-cell table:number-columns-repeated="2" office:value-type="float" office:value="6000" calcext:value-type="float">
            <text:p>600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3 כיורים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בידה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2 אמבטיות</text:p>
          </table:table-cell>
          <table:table-cell table:number-columns-repeated="2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מקלחת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מכונת כביסה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כיבוי אש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2 גינה</text:p>
          </table:table-cell>
          <table:table-cell/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ביובים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3 מראות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חשמל</text:p>
          </table:table-cell>
          <table:table-cell office:value-type="string" calcext:value-type="string">
            <text:p>3 כ”ס סלון</text:p>
          </table:table-cell>
          <table:table-cell office:value-type="float" office:value="8000" calcext:value-type="float">
            <text:p>8000</text:p>
          </table:table-cell>
          <table:table-cell table:number-columns-repeated="4"/>
          <table:table-cell table:formula="of:=SUM([.C59:.C67])" office:value-type="float" office:value="34200" calcext:value-type="float">
            <text:p>34200</text:p>
          </table:table-cell>
        </table:table-row>
        <table:table-row table:style-name="ro2">
          <table:table-cell/>
          <table:table-cell office:value-type="string" calcext:value-type="string">
            <text:p>2 כ”ס מטבח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3 * 1.5 כ”ס חדרים</text:p>
          </table:table-cell>
          <table:table-cell office:value-type="float" office:value="4500" calcext:value-type="float">
            <text:p>45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2.5 כ”ס חדר שינה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דוד שמש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כיריים גז</text:p>
          </table:table-cell>
          <table:table-cell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תנור אפיה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קולט אדים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מדיח אינטגרלי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יועצים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  <table:table-cell table:formula="of:=[.C68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גינון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  <table:table-cell table:formula="of:=[.C69]" office:value-type="float" office:value="10000" calcext:value-type="float">
            <text:p>100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7"/>
          <table:table-cell table:formula="of:=SUM([.H2:.H69])" office:value-type="float" office:value="985700" calcext:value-type="float">
            <text:p>985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22P0" style:volatile="true">
      <number:currency-symbol number:language="he" number:country="IL">‎₪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he" number:country="IL">‎₪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rl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10:04:07.893869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Dortheimer</meta:initial-creator>
    <meta:creation-date>2016-01-31T09:55:48.834219120</meta:creation-date>
    <dc:date>2016-06-07T10:17:36.473759813</dc:date>
    <meta:editing-duration>PT1H39M57S</meta:editing-duration>
    <meta:editing-cycles>28</meta:editing-cycles>
    <meta:generator>LibreOffice/5.1.2.2$Linux_X86_64 LibreOffice_project/10m0$Build-2</meta:generator>
    <meta:document-statistic meta:table-count="1" meta:cell-count="215" meta:object-count="0"/>
  </office:meta>
</office:document-meta>
</file>